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2" style:family="table-cell" style:parent-style-name="Default"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7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7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7" office:value-type="float" office:value="66.9">
            <text:p>66.9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7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27" office:value-type="float" office:value="66.4">
            <text:p>66.4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7"/>
          <table:table-cell table:style-name="ce131" office:value-type="string">
            <text:p>AGG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5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12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" table:number-columns-repeated="3"/>
          <table:table-cell table:style-name="ce131" office:value-type="string" table:number-columns-spanned="2" table:number-rows-spanned="1">
            <text:p>FFNN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7"/>
          <table:table-cell table:style-name="ce131" office:value-type="string">
            <text:p>AGG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B</text:p>
          </table:table-cell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1"/>
          <table:table-cell table:style-name="ce126" table:number-columns-repeated="3"/>
          <table:table-cell table:style-name="ce128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12" office:value-type="float" office:value="66.29">
            <text:p>66.29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12" office:value-type="float" office:value="66.33">
            <text:p>66.33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32" office:value-type="float" office:value="64.82">
            <text:p>64.82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32" office:value-type="float" office:value="66.16">
            <text:p>66.16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32" office:value-type="float" office:value="66.18">
            <text:p>66.18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32" office:value-type="float" office:value="66.37">
            <text:p>66.37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12" office:value-type="float" office:value="66.99">
            <text:p>66.9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26"/>
          <table:table-cell table:style-name="ce1"/>
          <table:table-cell table:style-name="ce112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0"/>
          <table:table-cell table:style-name="ce112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7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7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2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19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8T19:34:56</dc:date>
    <meta:editing-duration>P31DT7H35M</meta:editing-duration>
    <meta:editing-cycles>359</meta:editing-cycles>
    <meta:generator>OpenOffice/4.1.2$Unix OpenOffice.org_project/412m3$Build-9782</meta:generator>
    <meta:print-date>2017-10-19T14:24:01</meta:print-date>
    <meta:document-statistic meta:table-count="4" meta:cell-count="316" meta:object-count="0"/>
    <meta:user-defined meta:name=""/>
  </office:meta>
</office:document-meta>
</file>